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4000003E64094EA63F6C98C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style:font-name-asian="Titillium Web1" style:font-name-complex="Titillium Web1"/>
    </style:style>
    <style:style style:name="P2" style:family="paragraph" style:parent-style-name="Standard" style:list-style-name="WWNum4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.055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master-page-name="Standard">
      <style:paragraph-properties fo:line-height="100%" style:page-number="1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color="#666666" style:font-name="Titillium Web" fo:font-size="24pt" fo:font-weight="bold" style:font-name-asian="Titillium Web1" style:font-size-asian="24pt" style:font-weight-asian="bold" style:font-name-complex="Titillium Web1" style:font-size-complex="24pt"/>
    </style:style>
    <style:style style:name="P10" style:family="paragraph" style:parent-style-name="Heading_20_2" style:list-style-name="WWNum1">
      <style:paragraph-properties fo:margin-left="0.5in" fo:margin-right="0in" fo:margin-top="0.25in" fo:margin-bottom="0in" loext:contextual-spacing="false" fo:text-indent="-0.25in" style:auto-text-indent="false"/>
    </style:style>
    <style:style style:name="T1" style:family="text">
      <style:text-properties fo:color="#0066cc" style:font-name="Titillium Web" fo:font-size="32pt" fo:font-weight="bold" style:font-name-asian="Titillium Web1" style:font-size-asian="32pt" style:font-weight-asian="bold" style:font-name-complex="Titillium Web1" style:font-size-complex="32pt"/>
    </style:style>
    <style:style style:name="T2" style:family="text">
      <style:text-properties fo:color="#0066cc" style:font-name="Titillium Web" fo:font-size="18pt" style:font-name-asian="Titillium Web1" style:font-size-asian="18pt" style:font-name-complex="Titillium Web1" style:font-size-complex="18pt"/>
    </style:style>
    <style:style style:name="T3" style:family="text"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style:font-name="Titillium Web" style:font-name-asian="Titillium Web1" style:font-name-complex="Titillium Web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Titillium Web" fo:font-size="11pt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tillium Web" fo:font-size="11pt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/>
    </style:style>
    <style:style style:name="T8" style:family="text">
      <style:text-properties fo:color="#1155cc" style:font-name="Titillium Web" style:text-underline-style="solid" style:text-underline-width="auto" style:text-underline-color="font-color" style:font-name-asian="Titillium Web1" style:font-name-complex="Titillium Web1"/>
    </style:style>
    <style:style style:name="T9" style:family="text">
      <style:text-properties style:font-name="Titillium Web" style:font-name-asian="Titillium Web1" style:font-name-complex="Titillium Web1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hecklist per il processo di adesione al modello di sito scolastico</text:span></text:p>
      <text:p text:style-name="Standard"><text:span text:style-name="T2">Questo documento ti aiuterà a tenere traccia dello svolgimento delle attività necessarie a implementare il modello Scuole</text:span>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165376616" text:style-name="WWNum4">
            <text:list-item>
              <text:p text:style-name="P2"><text:a xlink:type="simple" xlink:href="#_awi96m7mnktj" text:style-name="Index_20_Link" text:visited-style-name="Index_20_Link"><text:span text:style-name="T6">Comprendere lo stato dell’arte</text:span></text:a></text:p>
            </text:list-item>
            <text:list-item>
              <text:p text:style-name="P3"><text:a xlink:type="simple" xlink:href="#_yvw65idxscxv" text:style-name="Index_20_Link" text:visited-style-name="Index_20_Link"><text:span text:style-name="T6">Progettare i contenuti</text:span></text:a></text:p>
            </text:list-item>
            <text:list-item>
              <text:p text:style-name="P3"><text:a xlink:type="simple" xlink:href="#_on16n6fg06k4" text:style-name="Index_20_Link" text:visited-style-name="Index_20_Link"><text:span text:style-name="T6">Realizzare il sito</text:span></text:a></text:p>
            </text:list-item>
            <text:list-item>
              <text:p text:style-name="P7"><text:a xlink:type="simple" xlink:href="#_bdotto5xelp4" text:style-name="Index_20_Link" text:visited-style-name="Index_20_Link"><text:span text:style-name="T8">Pubblicare il sito</text:span></text:a></text:p>
            </text:list-item>
            <text:list-item>
              <text:p text:style-name="P4"><text:a xlink:type="simple" xlink:href="#_4koniwc3y1l3" text:style-name="Index_20_Link" text:visited-style-name="Index_20_Link"><text:span text:style-name="T6">Validare</text:span></text:a></text:p>
            </text:list-item>
          </text:list>
        </text:index-body>
      </text:table-of-content>
      <text:p text:style-name="P9"><text:bookmark text:name="_flwh6fbvp30x"/></text:p>
      <text:list xml:id="list1539152935" text:style-name="WWNum1">
        <text:list-item>
          <text:p text:style-name="P10"><text:bookmark text:name="_awi96m7mnktj"/><text:span text:style-name="T3">Comprendere lo stato dell’arte</text:span></text:p>
        </text:list-item>
      </text:list>
      <text:list xml:id="list1561341750" text:style-name="WWNum2">
        <text:list-item>
          <text:p text:style-name="P5"><text:span text:style-name="T9">❗️Censisci i contenuti esistenti testuali e multimediali (</text:span><text:a xlink:type="simple" xlink:href="https://docs.google.com/spreadsheets/d/1tmVB0unvsZ5wViYFtyaf95t69Pt4a5JAIFmGdjJjdwI/edit#gid=1126404963" text:style-name="ListLabel_20_37" text:visited-style-name="ListLabel_20_37"><text:span text:style-name="T8">strumento di analisi</text:span></text:a><text:span text:style-name="T9">)</text:span></text:p>
        </text:list-item>
        <text:list-item>
          <text:p text:style-name="P5"><text:span text:style-name="T9">Svolgi la content audit (</text:span><text:a xlink:type="simple" xlink:href="https://designers.italia.it/kit/SEO/" text:style-name="ListLabel_20_37" text:visited-style-name="ListLabel_20_37"><text:span text:style-name="T8">kit analisi SEO</text:span></text:a><text:span text:style-name="T9">)</text:span></text:p>
        </text:list-item>
        <text:list-item>
          <text:p text:style-name="P5"><text:span text:style-name="T9">Consulta 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al modello di sito scolastico </text:span></text:p>
        </text:list-item>
        <text:list-item>
          <text:p text:style-name="P5"><text:span text:style-name="T9">❗️Identifica i vincoli e requisiti tecnologici dell’ente</text:span></text:p>
        </text:list-item>
        <text:list-item>
          <text:p text:style-name="P5"><text:span text:style-name="T9">Valuta le soluzioni già esistenti sul </text:span><text:a xlink:type="simple" xlink:href="https://developers.italia.it/it/search?pnrr=1&amp;type=all_catalogue&amp;sort_by=release_date&amp;page=0" text:style-name="ListLabel_20_37" text:visited-style-name="ListLabel_20_37"><text:span text:style-name="T8">catalogo del riuso</text:span></text:a></text:p>
        </text:list-item>
      </text:list>
      <text:p text:style-name="Standard"/>
      <text:list xml:id="list31624248769214" text:continue-list="list1539152935" text:style-name="WWNum1">
        <text:list-item>
          <text:p text:style-name="P10"><text:bookmark text:name="_yvw65idxscxv"/><text:span text:style-name="T3">Progettare i contenuti</text:span></text:p>
        </text:list-item>
      </text:list>
      <text:list xml:id="list31625148935799" text:continue-list="list1561341750" text:style-name="WWNum2">
        <text:list-item>
          <text:p text:style-name="P5"><text:span text:style-name="T9">❗️Riorganizza l’alberatura in base all’</text:span><text:a xlink:type="simple" xlink:href="https://docs.google.com/spreadsheets/d/1MoayTY05SE4ixtgBsfsdngdrFJf_Z2KNvDkMF3tKfc8/edit?usp=sharing" text:style-name="ListLabel_20_37" text:visited-style-name="ListLabel_20_37"><text:span text:style-name="T8">architettura informativa del modello</text:span></text:a></text:p>
        </text:list-item>
        <text:list-item>
          <text:p text:style-name="P5"><text:span text:style-name="T9">❗️Inserisci gli attributi obbligatori per ogni tipologia di contenuto</text:span></text:p>
        </text:list-item>
        <text:list-item>
          <text:p text:style-name="P5"><text:span text:style-name="T9">Revisiona i contenuti testuali in base alla </text:span><text:a xlink:type="simple" xlink:href="https://docs.italia.it/italia/designers-italia/writing-toolkit/it/bozza/index.html" text:style-name="ListLabel_20_37" text:visited-style-name="ListLabel_20_37"><text:span text:style-name="T8">Guida al Linguaggio</text:span></text:a></text:p>
        </text:list-item>
        <text:list-item>
          <text:p text:style-name="P5"><text:span text:style-name="T9">Crea eventuali nuovi contenuti testuali</text:span></text:p>
        </text:list-item>
        <text:list-item>
          <text:p text:style-name="P5"><text:span text:style-name="T9">Seleziona eventuali nuovi contenuti multimediali</text:span></text:p>
        </text:list-item>
      </text:list>
      <text:p text:style-name="Standard"/>
      <text:list xml:id="list31624295517979" text:continue-list="list31624248769214" text:style-name="WWNum1">
        <text:list-item>
          <text:p text:style-name="P10"><text:bookmark text:name="_on16n6fg06k4"/><text:span text:style-name="T3">Realizzare il sito</text:span></text:p>
        </text:list-item>
      </text:list>
      <text:list xml:id="list31624777304686" text:continue-list="list31625148935799" text:style-name="WWNum2">
        <text:list-item>
          <text:p text:style-name="P5"><text:span text:style-name="T9">Prendi visione delle </text:span><text:a xlink:type="simple" xlink:href="https://italia.github.io/design-scuole-pagine-statiche/" text:style-name="ListLabel_20_37" text:visited-style-name="ListLabel_20_37"><text:span text:style-name="T8">anteprime dei template HTML</text:span></text:a><text:span text:style-name="T9"> del modello</text:span></text:p>
        </text:list-item>
        <text:list-item>
          <text:p text:style-name="P5"><text:soft-page-break/><text:span text:style-name="T9">❗️Seleziona i </text:span><text:a xlink:type="simple" xlink:href="https://github.com/italia/design-scuole-pagine-statiche" text:style-name="ListLabel_20_37" text:visited-style-name="ListLabel_20_37"><text:span text:style-name="T8">file sorgenti template HTML</text:span></text:a><text:span text:style-name="T9"> da utilizzare</text:span></text:p>
        </text:list-item>
        <text:list-item>
          <text:p text:style-name="P5"><text:span text:style-name="T9">❗️Inserisci i contenuti nelle rispettive pagine</text:span></text:p>
        </text:list-item>
      </text:list>
      <text:list xml:id="list2161761540" text:style-name="WWNum3">
        <text:list-item>
          <text:p text:style-name="P6"><text:span text:style-name="T9">Assicurati che nel codice delle pagine siano presenti i </text:span><text:a xlink:type="simple" xlink:href="https://docs.italia.it/italia/designers-italia/app-valutazione-modelli-docs/it/versione-attuale/requisiti-e-modalita-verifica-scuole.html" text:style-name="ListLabel_20_37" text:visited-style-name="ListLabel_20_37"><text:span text:style-name="T8">data-attribute necessari</text:span></text:a><text:span text:style-name="T9"> all’uso del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</text:list>
      <text:list xml:id="list31625181782388" text:continue-list="list31624777304686" text:style-name="WWNum2">
        <text:list-item>
          <text:p text:style-name="P5"><text:span text:style-name="T9">Migliora la trovabilità delle pagine</text:span></text:p>
        </text:list-item>
        <text:list-item>
          <text:p text:style-name="P5"><text:span text:style-name="T9">Verifica l’aderenza a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con l’aiuto del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  <text:list-item>
          <text:p text:style-name="P5"><text:span text:style-name="T9">Effettua eventuali modifiche per soddisfare la conformità</text:span></text:p>
        </text:list-item>
      </text:list>
      <text:p text:style-name="P1"/>
      <text:list xml:id="list31624731090413" text:continue-list="list31624295517979" text:style-name="WWNum1">
        <text:list-item>
          <text:p text:style-name="P10"><text:bookmark text:name="_bdotto5xelp4"/><text:span text:style-name="T3">Pubblicare il sito</text:span></text:p>
        </text:list-item>
      </text:list>
      <text:list xml:id="list31624562980316" text:continue-list="list31625181782388" text:style-name="WWNum2">
        <text:list-item>
          <text:p text:style-name="P5"><text:span text:style-name="T9">❗️Aggiungi le nuove url al censimento</text:span></text:p>
        </text:list-item>
        <text:list-item>
          <text:p text:style-name="P5"><text:span text:style-name="T9">❗️Imposta i reindirizzamenti</text:span></text:p>
        </text:list-item>
        <text:list-item>
          <text:p text:style-name="P5"><text:span text:style-name="T9">❗️Effettua una nuova indicizzazione</text:span></text:p>
        </text:list-item>
        <text:list-item>
          <text:p text:style-name="P5"><text:span text:style-name="T9">Metti a </text:span><text:a xlink:type="simple" xlink:href="https://developers.italia.it/it/riuso/pubblicazione" text:style-name="ListLabel_20_37" text:visited-style-name="ListLabel_20_37"><text:span text:style-name="T8">riuso nel catalogo</text:span></text:a><text:span text:style-name="T9"> eventuali funzionalità sviluppate ad-hoc</text:span></text:p>
        </text:list-item>
      </text:list>
      <text:p text:style-name="P1"/>
      <text:list xml:id="list31625837034072" text:continue-list="list31624731090413" text:style-name="WWNum1">
        <text:list-item>
          <text:p text:style-name="P10"><text:bookmark text:name="_4koniwc3y1l3"/><text:span text:style-name="T3">Validare</text:span></text:p>
        </text:list-item>
      </text:list>
      <text:list xml:id="list31624163423477" text:continue-list="list31624562980316" text:style-name="WWNum2">
        <text:list-item>
          <text:p text:style-name="P5"><text:span text:style-name="T9">❗️Fai un resoconto dell’aderenza ai </text:span><text:a xlink:type="simple" xlink:href="https://docs.italia.it/italia/designers-italia/design-scuole-docs/it/versione-corrente/conformita-modello-scuola.html" text:style-name="ListLabel_20_37" text:visited-style-name="ListLabel_20_37"><text:span text:style-name="T8">criteri di conformità</text:span></text:a><text:span text:style-name="T9"> usando usando l’</text:span><text:a xlink:type="simple" xlink:href="https://docs.italia.it/italia/designers-italia/app-valutazione-modelli-docs/" text:style-name="ListLabel_20_37" text:visited-style-name="ListLabel_20_37"><text:span text:style-name="T8">App di valutazione</text:span></text:a></text:p>
        </text:list-item>
      </text:list>
      <text:p text:style-name="P1"/>
      <text:p text:style-name="Standard"><text:span text:style-name="T9">—------------ Periodicamente &gt;</text:span></text:p>
      <text:list xml:id="list31623975012271" text:continue-numbering="true" text:style-name="WWNum2">
        <text:list-item>
          <text:p text:style-name="P5"><text:span text:style-name="T9">Analizza i risultati delle valutazioni degli utenti</text:span></text:p>
        </text:list-item>
        <text:list-item>
          <text:p text:style-name="P5"><text:span text:style-name="T9">Monitora le metriche di ingagg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tillium Web" fo:font-family="'Titillium Web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tillium Web" fo:font-family="'Titillium Web'" style:font-family-generic="roman" style:font-pitch="variable" fo:font-size="11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char" svg:x="6.8752in" svg:y="0in" svg:width="0.739in" svg:height="0.7402in" draw:z-index="1"><draw:image xlink:href="Pictures/10000201000003E4000003E64094EA63F6C98C2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7" meta:word-count="281" meta:character-count="1822" meta:non-whitespace-character-count="1611"/>
    <meta:generator>LibreOfficeDev/6.0.5.2$Linux_X86_64 LibreOffice_project/</meta:generator>
  </office:meta>
</office:document-meta>
</file>